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" style:family="graphic">
      <style:graphic-properties draw:stroke="solid" svg:stroke-width="0.026cm" svg:stroke-color="#0000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4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5" style:family="graphic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6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7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8" style:family="graphic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subtitle">
      <style:graphic-properties draw:stroke="none" draw:fill="none" draw:fill-color="#f47a0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302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8.49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7.784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514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091cm" fo:min-width="0cm" fo:padding-top="0.13cm" fo:padding-bottom="0.13cm" fo:padding-left="0.25cm" fo:padding-right="0.25cm" fo:wrap-option="wrap" draw:shadow-color="#777777"/>
    </style:style>
    <style:style style:name="co1" style:family="table-column">
      <style:table-column-properties style:column-width="4.55cm" style:use-optimal-column-width="false"/>
    </style:style>
    <style:style style:name="co2" style:family="table-column">
      <style:table-column-properties style:column-width="4.552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0.943cm"/>
    </style:style>
    <style:style style:name="ro3" style:family="table-row">
      <style:table-row-properties style:row-height="0.944cm"/>
    </style:style>
    <style:style style:name="ro4" style:family="table-row">
      <style:table-row-properties style:row-height="0.94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396cm" fo:margin-bottom="0cm" fo:line-height="70%" fo:text-indent="0cm" fo:border="none" style:punctuation-wrap="simple" style:line-break="normal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29cm" fo:margin-bottom="0cm" fo:text-indent="0cm"/>
    </style:style>
    <style:style style:name="P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617cm" fo:margin-bottom="0cm" fo:line-height="90%" fo:text-indent="0cm"/>
    </style:style>
    <style:style style:name="P6" style:family="paragraph">
      <style:paragraph-properties fo:margin-left="0cm" fo:margin-right="0cm" fo:margin-top="0.105cm" fo:margin-bottom="0cm" fo:line-height="90%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529cm" fo:margin-bottom="0cm" fo:line-height="90%" fo:text-indent="0cm"/>
    </style:style>
    <style:style style:name="P9" style:family="paragraph">
      <style:paragraph-properties fo:margin-left="0cm" fo:margin-right="0cm" fo:margin-top="0.088cm" fo:margin-bottom="0cm" fo:line-height="90%" fo:text-indent="0cm"/>
    </style:style>
    <style:style style:name="P10" style:family="paragraph">
      <style:paragraph-properties fo:margin-left="0cm" fo:margin-right="0cm" fo:margin-top="0.088cm" fo:margin-bottom="0cm" fo:text-indent="0cm"/>
    </style:style>
    <style:style style:name="P11" style:family="paragraph">
      <style:paragraph-properties fo:margin-left="0cm" fo:margin-right="0cm" fo:text-indent="0cm" style:punctuation-wrap="simple" style:line-break="normal"/>
    </style:style>
    <style:style style:name="P12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396cm" fo:margin-bottom="0cm" fo:line-height="70%" fo:text-indent="0cm" style:punctuation-wrap="simple" style:line-break="normal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style:paragraph-properties fo:margin-left="1.27cm" fo:margin-right="0cm" fo:margin-top="0.44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2.531cm" fo:margin-right="0cm" fo:margin-top="0.088cm" fo:margin-bottom="0cm" fo:text-indent="-0.649cm">
        <style:tab-stops>
          <style:tab-stop style:position="0cm"/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</style:style>
    <style:style style:name="P19" style:family="paragraph">
      <style:paragraph-properties fo:margin-left="0cm" fo:margin-right="0cm" fo:margin-top="0.529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529cm" fo:margin-bottom="0cm" fo:line-height="100%" fo:text-indent="0cm"/>
    </style:style>
    <style:style style:name="P21" style:family="paragraph">
      <style:paragraph-properties fo:margin-left="1.565cm" fo:margin-right="0cm" fo:margin-top="0.079cm" fo:margin-bottom="0cm" fo:line-height="90%" fo:text-indent="-0.622cm"/>
    </style:style>
    <style:style style:name="P22" style:family="paragraph">
      <style:paragraph-properties fo:margin-left="0.621cm" fo:margin-right="0cm" fo:margin-top="0.44cm" fo:margin-bottom="0cm" fo:line-height="140%" fo:text-indent="-0.621cm"/>
    </style:style>
    <style:style style:name="P23" style:family="paragraph">
      <style:paragraph-properties fo:margin-left="0cm" fo:margin-right="0cm" fo:margin-top="0.617cm" fo:margin-bottom="0cm" fo:text-indent="0cm"/>
    </style:style>
    <style:style style:name="P24" style:family="paragraph">
      <style:paragraph-properties fo:margin-left="0cm" fo:margin-right="0cm" fo:margin-top="0.105cm" fo:margin-bottom="0cm" fo:text-indent="0cm"/>
    </style:style>
    <style:style style:name="P25" style:family="paragraph">
      <style:paragraph-properties fo:margin-left="0.621cm" fo:margin-right="0cm" fo:margin-top="0.529cm" fo:margin-bottom="0cm" fo:line-height="80%" fo:text-indent="-0.621cm" style:punctuation-wrap="simple" style:line-break="normal"/>
    </style:style>
    <style:style style:name="P26" style:family="paragraph">
      <style:paragraph-properties fo:margin-left="0.621cm" fo:margin-right="0cm" fo:margin-top="0.529cm" fo:margin-bottom="0cm" fo:line-height="30%" fo:text-indent="-0.621cm" style:punctuation-wrap="simple" style:line-break="normal"/>
    </style:style>
    <style:style style:name="P27" style:family="paragraph">
      <style:paragraph-properties fo:margin-left="2.531cm" fo:margin-right="0cm" fo:margin-top="0.088cm" fo:margin-bottom="0cm" fo:text-indent="-0.649cm"/>
    </style:style>
    <style:style style:name="P28" style:family="paragraph">
      <style:paragraph-properties fo:margin-left="0.621cm" fo:margin-right="0cm" fo:margin-top="0.529cm" fo:margin-bottom="0cm" fo:line-height="70%" fo:text-indent="-0.621cm" style:punctuation-wrap="simple" style:line-break="normal"/>
    </style:style>
    <style:style style:name="P29" style:family="paragraph">
      <style:paragraph-properties fo:margin-left="0.621cm" fo:margin-right="0cm" fo:margin-top="0.529cm" fo:margin-bottom="0cm" fo:line-height="40%" fo:text-indent="-0.621cm" style:punctuation-wrap="simple" style:line-break="normal"/>
    </style:style>
    <style:style style:name="T1" style:family="text">
      <style:text-properties fo:color="#0000ff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color="#0000ff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fo:color="#ff0000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0000" fo:font-family="Arial" style:font-family-generic="swiss" style:font-pitch="variable" fo:font-size="20pt" style:font-size-asian="20pt" style:font-size-complex="20pt"/>
    </style:style>
    <style:style style:name="T11" style:family="text">
      <style:text-properties fo:color="#ff0000"/>
    </style:style>
    <style:style style:name="T12" style:family="text">
      <style:text-properties fo:language="en" fo:country="US"/>
    </style:style>
    <style:style style:name="T13" style:family="text">
      <style:text-properties style:text-position="30% 58%" fo:language="en" fo:country="US"/>
    </style:style>
    <style:style style:name="T14" style:family="text">
      <style:text-properties fo:font-family="Wingdings" style:font-pitch="variable" style:font-charset="x-symbol" fo:language="en" fo:country="US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family="'Courier New'" style:font-family-generic="modern" style:font-pitch="fixed"/>
    </style:style>
    <style:style style:name="T17" style:family="text">
      <style:text-properties style:text-position="30% 58%"/>
    </style:style>
    <style:style style:name="T18" style:family="text">
      <style:text-properties fo:font-family="'Courier New'" style:font-family-generic="modern" style:font-pitch="fixed" fo:language="en" fo:country="US"/>
    </style:style>
    <style:style style:name="T19" style:family="text">
      <style:text-properties fo:color="#ff0000" fo:font-family="'Courier New'" style:font-family-generic="modern" style:font-pitch="fixed"/>
    </style:style>
    <style:style style:name="T20" style:family="text">
      <style:text-properties fo:color="#ff0000" fo:font-family="'Courier New'" style:font-family-generic="modern" style:font-pitch="fixed" fo:language="en" fo:country="US"/>
    </style:style>
    <style:style style:name="T21" style:family="text">
      <style:text-properties fo:font-family="Wingdings" style:font-pitch="variable" style:font-charset="x-symbol"/>
    </style:style>
    <style:style style:name="T22" style:family="text">
      <style:text-properties fo:color="#0000ff" fo:font-size="24pt" style:font-size-asian="24pt" style:font-size-complex="24pt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000000" fo:font-size="18pt" style:font-size-asian="18pt" style:font-size-complex="18pt"/>
    </style:style>
    <style:style style:name="T25" style:family="text">
      <style:text-properties fo:color="#0000ff" fo:font-size="20pt" style:font-size-asian="20pt" style:font-size-complex="2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fo:font-family="'Courier New'" style:font-family-generic="modern" style:font-pitch="fixed" fo:language="en" fo:country="US" fo:font-weight="bold" style:font-weight-asian="bold" style:font-weight-complex="bold"/>
    </style:style>
    <style:style style:name="T29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30" style:family="text">
      <style:text-properties fo:color="#0000ff" fo:font-family="'Courier New'" style:font-family-generic="modern" style:font-pitch="fixed" fo:language="en" fo:country="US"/>
    </style:style>
    <style:style style:name="T31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32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ff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1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ff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2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Binary Numbers" draw:style-name="dp1" draw:master-page-name="Başlık1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Binary Numbers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Professor Jennifer Rexford</text:p>
                <text:p text:style-name="P3">COS 217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Goals of Today’s Lecture 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Goals of Today’s Lecture<text:tab/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2">Binary numbe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hy binary?</text:span></text:p>
                  </text:list-item>
                  <text:list-item>
                    <text:p text:style-name="P6"><text:span text:style-name="T3">Converting base 10 to base 2</text:span></text:p>
                  </text:list-item>
                  <text:list-item>
                    <text:p text:style-name="P6"><text:span text:style-name="T3">Octal and hexadecimal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Intege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Unsigned integers</text:span></text:p>
                  </text:list-item>
                  <text:list-item>
                    <text:p text:style-name="P6"><text:span text:style-name="T3">Integer addition</text:span></text:p>
                  </text:list-item>
                  <text:list-item>
                    <text:p text:style-name="P6"><text:span text:style-name="T3">Signed integer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C bit operato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nd, or, not, and xor</text:span></text:p>
                  </text:list-item>
                  <text:list-item>
                    <text:p text:style-name="P6"><text:span text:style-name="T3">Shift-left and shift-right</text:span></text:p>
                  </text:list-item>
                  <text:list-item>
                    <text:p text:style-name="P6"><text:span text:style-name="T3">Function for counting the number of 1 bits</text:span></text:p>
                  </text:list-item>
                  <text:list-item>
                    <text:p text:style-name="P6"><text:span text:style-name="T3">Function for XOR encryption of a message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y Bits (Binary Digits)?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Why Bits (Binary Digits)?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8">Computers are built using digital circuits</text:p>
              </text:list-item>
            </text:list>
            <text:list text:style-name="L4">
              <text:list-item>
                <text:list>
                  <text:list-item>
                    <text:p text:style-name="P9">Inputs and outputs can have only two values</text:p>
                  </text:list-item>
                  <text:list-item>
                    <text:p text:style-name="P9">True (high voltage) or false (low voltage)</text:p>
                  </text:list-item>
                  <text:list-item>
                    <text:p text:style-name="P9">Represented as 1 and 0</text:p>
                  </text:list-item>
                </text:list>
              </text:list-item>
            </text:list>
            <text:list text:style-name="L3">
              <text:list-item>
                <text:p text:style-name="P8">Can represent many kinds of information</text:p>
              </text:list-item>
            </text:list>
            <text:list text:style-name="L4">
              <text:list-item>
                <text:list>
                  <text:list-item>
                    <text:p text:style-name="P9">Boolean (true or false)</text:p>
                  </text:list-item>
                  <text:list-item>
                    <text:p text:style-name="P9">Numbers (23, 79, …)</text:p>
                  </text:list-item>
                  <text:list-item>
                    <text:p text:style-name="P9">Characters (‘a’, ‘z’, …)</text:p>
                  </text:list-item>
                  <text:list-item>
                    <text:p text:style-name="P9">Pixels</text:p>
                  </text:list-item>
                  <text:list-item>
                    <text:p text:style-name="P9">Sound</text:p>
                  </text:list-item>
                </text:list>
              </text:list-item>
            </text:list>
            <text:list text:style-name="L3">
              <text:list-item>
                <text:p text:style-name="P8">Can manipulate in many ways</text:p>
              </text:list-item>
            </text:list>
            <text:list text:style-name="L4">
              <text:list-item>
                <text:list>
                  <text:list-item>
                    <text:p text:style-name="P9">Read and write</text:p>
                  </text:list-item>
                  <text:list-item>
                    <text:p text:style-name="P9">Logical operations</text:p>
                  </text:list-item>
                  <text:list-item>
                    <text:p text:style-name="P9">Arithmetic</text:p>
                  </text:list-item>
                  <text:list-item>
                    <text:p text:style-name="P9">…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ase 10 and Base 2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Base 10 and Base 2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Base 10</text:p>
              </text:list-item>
            </text:list>
            <text:list text:style-name="L4">
              <text:list-item>
                <text:list>
                  <text:list-item>
                    <text:p text:style-name="P10">Each digit represents a power of 10</text:p>
                  </text:list-item>
                  <text:list-item>
                    <text:p text:style-name="P10">4173 = 4 x 103 + 1 x 102 + 7 x 101 + 3 x 100</text:p>
                  </text:list-item>
                </text:list>
              </text:list-item>
            </text:list>
            <text:list text:style-name="L3">
              <text:list-item>
                <text:p text:style-name="P3">Base 2</text:p>
              </text:list-item>
            </text:list>
            <text:list text:style-name="L4">
              <text:list-item>
                <text:list>
                  <text:list-item>
                    <text:p text:style-name="P10">Each bit represents a power of 2</text:p>
                  </text:list-item>
                  <text:list-item>
                    <text:p text:style-name="P10">10110 = 1 x 24 + 0 x 23 + 1 x 22 + 0 x 20 = 22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1.167cm" svg:height="8.556cm" svg:x="2.54cm" svg:y="9.829cm">
          <text:list text:style-name="L5">
            <text:list-header>
              <text:p text:id="id1" text:style-name="P11"><text:span text:style-name="T4">Divide repeatedly by 2 and keep remainders</text:span></text:p>
            </text:list-header>
          </text:list>
          <text:list text:style-name="L6">
            <text:list-header>
              <text:p text:style-name="P11"><text:span text:style-name="T5"/></text:p>
              <text:p text:id="id2" text:style-name="P11"><text:span text:style-name="T6">12</text:span><text:span text:style-name="T5">/2 = 6 <text:s text:c="6"/>R = </text:span><text:span text:style-name="T7">0</text:span></text:p>
              <text:p text:id="id3" text:style-name="P12"><text:span text:style-name="T5">6/2 = 3</text:span><text:span text:style-name="T5"><text:tab/></text:span><text:span text:style-name="T5">R = </text:span><text:span text:style-name="T7">0</text:span></text:p>
              <text:p text:id="id4" text:style-name="P12"><text:span text:style-name="T5">3/2 = 1</text:span><text:span text:style-name="T5"><text:tab/></text:span><text:span text:style-name="T5">R = </text:span><text:span text:style-name="T7">1</text:span></text:p>
              <text:p text:id="id5" text:style-name="P12"><text:span text:style-name="T5">1/2 = 0</text:span><text:span text:style-name="T5"><text:tab/></text:span><text:span text:style-name="T5">R = </text:span><text:span text:style-name="T7">1</text:span></text:p>
              <text:p text:id="id6" text:style-name="P11"><text:span text:style-name="T5">Result = </text:span><text:span text:style-name="T7">1100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riting Bits is Tedious for Peop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Writing Bits is Tedious for People</text:p>
              </text:list-header>
            </text:list>
          </draw:text-box>
        </draw:frame>
        <draw:frame presentation:style-name="pr7" draw:text-style-name="P2" draw:layer="layout" svg:width="23.495cm" svg:height="6.561cm" svg:x="1.269cm" svg:y="3.386cm" presentation:class="outline" presentation:user-transformed="true">
          <draw:text-box>
            <text:list text:style-name="L3">
              <text:list-item>
                <text:p text:style-name="P8">Octal (base 8)</text:p>
              </text:list-item>
            </text:list>
            <text:list text:style-name="L4">
              <text:list-item>
                <text:list>
                  <text:list-item>
                    <text:p text:style-name="P9">Digits 0, 1, …, 7</text:p>
                  </text:list-item>
                  <text:list-item>
                    <text:p text:style-name="P9">In C: 00, 01, …, 07</text:p>
                  </text:list-item>
                </text:list>
              </text:list-item>
            </text:list>
            <text:list text:style-name="L3">
              <text:list-item>
                <text:p text:style-name="P8">Hexadecimal (base 16)</text:p>
              </text:list-item>
            </text:list>
            <text:list text:style-name="L4">
              <text:list-item>
                <text:list>
                  <text:list-item>
                    <text:p text:style-name="P9">Digits 0, 1, …, 9, A, B, C, D, E, F</text:p>
                  </text:list-item>
                  <text:list-item>
                    <text:p text:style-name="P9">In C: 0x0, 0x1, …, 0xf</text:p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draw:frame draw:layer="layout" svg:width="9.101cm" svg:height="7.531cm" svg:x="2.963cm" svg:y="10.583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7">
                  <text:list-header>
                    <text:p text:style-name="P13"><text:span text:style-name="T8">0000 = 0</text:span></text:p>
                  </text:list-header>
                </text:list>
              </table:table-cell>
              <table:table-cell table:style-name="ce2">
                <text:list text:continue-numbering="true" text:style-name="L7">
                  <text:list-header>
                    <text:p text:style-name="P13"><text:span text:style-name="T8">1000 = 8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7">
                  <text:list-header>
                    <text:p text:style-name="P13"><text:span text:style-name="T8">0001 = 1</text:span></text:p>
                  </text:list-header>
                </text:list>
              </table:table-cell>
              <table:table-cell table:style-name="ce4">
                <text:list text:continue-numbering="true" text:style-name="L7">
                  <text:list-header>
                    <text:p text:style-name="P13"><text:span text:style-name="T8">1001 = 9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7">
                  <text:list-header>
                    <text:p text:style-name="P13"><text:span text:style-name="T8">0010 = 2</text:span></text:p>
                  </text:list-header>
                </text:list>
              </table:table-cell>
              <table:table-cell table:style-name="ce6">
                <text:list text:continue-numbering="true" text:style-name="L7">
                  <text:list-header>
                    <text:p text:style-name="P13"><text:span text:style-name="T8">1010 = A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7">
                  <text:list-header>
                    <text:p text:style-name="P13"><text:span text:style-name="T8">0011 = 3</text:span></text:p>
                  </text:list-header>
                </text:list>
              </table:table-cell>
              <table:table-cell table:style-name="ce8">
                <text:list text:continue-numbering="true" text:style-name="L7">
                  <text:list-header>
                    <text:p text:style-name="P13"><text:span text:style-name="T8">1011 = B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7">
                  <text:list-header>
                    <text:p text:style-name="P13"><text:span text:style-name="T8">0100 = 4</text:span></text:p>
                  </text:list-header>
                </text:list>
              </table:table-cell>
              <table:table-cell table:style-name="ce10">
                <text:list text:continue-numbering="true" text:style-name="L7">
                  <text:list-header>
                    <text:p text:style-name="P13"><text:span text:style-name="T8">1100 = C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7">
                  <text:list-header>
                    <text:p text:style-name="P13"><text:span text:style-name="T8">0101 = 5</text:span></text:p>
                  </text:list-header>
                </text:list>
              </table:table-cell>
              <table:table-cell table:style-name="ce12">
                <text:list text:continue-numbering="true" text:style-name="L7">
                  <text:list-header>
                    <text:p text:style-name="P13"><text:span text:style-name="T8">1101 = D</text:span></text:p>
                  </text:list-header>
                </text:list>
              </table:table-cell>
            </table:table-row>
            <table:table-row table:style-name="ro4">
              <table:table-cell table:style-name="ce13">
                <text:list text:continue-numbering="true" text:style-name="L7">
                  <text:list-header>
                    <text:p text:style-name="P13"><text:span text:style-name="T8">0110 = 6</text:span></text:p>
                  </text:list-header>
                </text:list>
              </table:table-cell>
              <table:table-cell table:style-name="ce14">
                <text:list text:continue-numbering="true" text:style-name="L7">
                  <text:list-header>
                    <text:p text:style-name="P13"><text:span text:style-name="T8">1110 = E</text:span></text:p>
                  </text:list-header>
                </text:list>
              </table:table-cell>
            </table:table-row>
            <table:table-row table:style-name="ro3">
              <table:table-cell table:style-name="ce15">
                <text:list text:continue-numbering="true" text:style-name="L7">
                  <text:list-header>
                    <text:p text:style-name="P13"><text:span text:style-name="T8">0111 = 7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3"><text:span text:style-name="T8">1111 = F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0.627cm" svg:height="6.19cm" svg:x="12.7cm" svg:y="11.007cm">
          <text:list text:style-name="L8">
            <text:list-header>
              <text:p text:style-name="P14"><text:span text:style-name="T9">Thus the 16-bit binary number</text:span></text:p>
              <text:p text:style-name="P14"><text:span text:style-name="T9"/></text:p>
            </text:list-header>
          </text:list>
          <text:list text:style-name="L9">
            <text:list-header>
              <text:p text:style-name="P15"><text:span text:style-name="T10">1011 0010 1010 1001</text:span></text:p>
            </text:list-header>
          </text:list>
          <text:list text:style-name="L8">
            <text:list-header>
              <text:p text:style-name="P14"><text:span text:style-name="T9"/></text:p>
              <text:p text:style-name="P14"><text:span text:style-name="T9">converted to hex is</text:span></text:p>
              <text:p text:style-name="P14"><text:span text:style-name="T9"/></text:p>
            </text:list-header>
          </text:list>
          <text:list text:style-name="L9">
            <text:list-header>
              <text:p text:style-name="P15"><text:span text:style-name="T10">B2A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Representing Colors: RGB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Representing Colors: RGB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Three primary colors</text:p>
              </text:list-item>
            </text:list>
            <text:list text:style-name="L4">
              <text:list-item>
                <text:list>
                  <text:list-item>
                    <text:p text:style-name="P10">Red</text:p>
                  </text:list-item>
                  <text:list-item>
                    <text:p text:style-name="P10">Green</text:p>
                  </text:list-item>
                  <text:list-item>
                    <text:p text:style-name="P10">Blue</text:p>
                  </text:list-item>
                </text:list>
              </text:list-item>
            </text:list>
            <text:list text:style-name="L3">
              <text:list-item>
                <text:p text:style-name="P3">Strength</text:p>
              </text:list-item>
            </text:list>
            <text:list text:style-name="L4">
              <text:list-item>
                <text:list>
                  <text:list-item>
                    <text:p text:style-name="P10">8-bit number for each color (e.g., two hex digits)</text:p>
                  </text:list-item>
                  <text:list-item>
                    <text:p text:style-name="P10">So, 24 bits to specify a color</text:p>
                  </text:list-item>
                </text:list>
              </text:list-item>
            </text:list>
            <text:list text:style-name="L3">
              <text:list-item>
                <text:p text:style-name="P3">In HTML, on the course Web page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1">Red</text:span>: &lt;font color="#FF0000"&gt;&lt;i&gt;Symbol Table Assignment Due&lt;/i&gt;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0"><text:span text:style-name="T1">Blue</text:span>: &lt;font color="#0000FF"&gt;&lt;i&gt;Fall Recess&lt;/i&gt;&lt;/font&gt;</text:p>
                  </text:list-item>
                </text:list>
              </text:list-item>
            </text:list>
            <text:list text:style-name="L3">
              <text:list-item>
                <text:p text:style-name="P3">Same thing in digital cameras</text:p>
              </text:list-item>
            </text:list>
            <text:list text:style-name="L4">
              <text:list-item>
                <text:list>
                  <text:list-item>
                    <text:p text:style-name="P10">Each pixel is a mixture of red, green, and blu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toring Integers on the Compute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Storing Integers on the Computer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2">Fixed number of bits in memor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Short: usually 16 bits</text:span></text:p>
                  </text:list-item>
                  <text:list-item>
                    <text:p text:style-name="P10"><text:span text:style-name="T12">Int: 16 or 32 bits</text:span></text:p>
                  </text:list-item>
                  <text:list-item>
                    <text:p text:style-name="P10"><text:span text:style-name="T12">Long: 32 bi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Unsigned integ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No sign bit</text:span></text:p>
                  </text:list-item>
                  <text:list-item>
                    <text:p text:style-name="P10"><text:span text:style-name="T12">Always positive or 0</text:span></text:p>
                  </text:list-item>
                  <text:list-item>
                    <text:p text:style-name="P10"><text:span text:style-name="T12">All arithmetic is modulo 2</text:span><text:span text:style-name="T13">n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Example of unsigned i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00000001 </text:span><text:span text:style-name="T14"></text:span><text:span text:style-name="T12"> <text:s text:c="3"/>1</text:span></text:p>
                  </text:list-item>
                  <text:list-item>
                    <text:p text:style-name="P10"><text:span text:style-name="T12">00001111 </text:span><text:span text:style-name="T14"></text:span><text:span text:style-name="T12"> <text:s/>15</text:span></text:p>
                  </text:list-item>
                  <text:list-item>
                    <text:p text:style-name="P10"><text:span text:style-name="T12">00010000 </text:span><text:span text:style-name="T14"></text:span><text:span text:style-name="T12"> <text:s/>16</text:span></text:p>
                  </text:list-item>
                  <text:list-item>
                    <text:p text:style-name="P10"><text:span text:style-name="T12">00100001 </text:span><text:span text:style-name="T14"></text:span><text:span text:style-name="T12"> <text:s/>33</text:span></text:p>
                  </text:list-item>
                  <text:list-item>
                    <text:p text:style-name="P10"><text:span text:style-name="T12">11111111 </text:span><text:span text:style-name="T14"></text:span><text:span text:style-name="T12"> 25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dding Two Integers: Base 10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Adding Two Integers: Base 10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From right to left, we add each pair of digits</text:p>
              </text:list-item>
              <text:list-item>
                <text:p text:style-name="P3">We write the sum, and add the carry to the next column</text:p>
              </text:list-item>
            </text:list>
          </draw:text-box>
        </draw:frame>
        <draw:custom-shape draw:style-name="gr1" draw:text-style-name="P2" draw:layer="layout" svg:width="9.525cm" svg:height="4.969cm" svg:x="2.328cm" svg:y="11.218cm">
          <text:list text:style-name="L6">
            <text:list-header>
              <text:p text:style-name="P16"><text:span text:style-name="T15"><text:tab/></text:span><text:span text:style-name="T15"><text:tab/></text:span><text:span text:style-name="T15">1</text:span><text:span text:style-name="T15"><text:tab/></text:span><text:span text:style-name="T15">9</text:span><text:span text:style-name="T15"><text:tab/></text:span><text:span text:style-name="T15">8</text:span></text:p>
              <text:p text:style-name="P16"><text:span text:style-name="T15">+</text:span><text:span text:style-name="T15"><text:tab/></text:span><text:span text:style-name="T15"><text:tab/></text:span><text:span text:style-name="T15">2</text:span><text:span text:style-name="T15"><text:tab/></text:span><text:span text:style-name="T15">6</text:span><text:span text:style-name="T15"><text:tab/></text:span><text:span text:style-name="T15">4</text:span></text:p>
              <text:p text:style-name="P16"><text:span text:style-name="T15">Sum</text:span><text:span text:style-name="T15"><text:tab/></text:span><text:span text:style-name="T15"><text:tab/></text:span><text:span text:style-name="T15"><text:tab/></text:span></text:p>
              <text:p text:style-name="P16"><text:span text:style-name="T15">Carry</text:span><text:span text:style-name="T15"><text:tab/></text:span><text:span text:style-name="T15"><text:tab/></text:span><text:span text:style-name="T1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9.525cm" svg:height="4.969cm" svg:x="12.488cm" svg:y="11.007cm">
          <text:list text:style-name="L6">
            <text:list-header>
              <text:p text:style-name="P16"><text:span text:style-name="T15"><text:tab/></text:span><text:span text:style-name="T15"><text:tab/></text:span><text:span text:style-name="T15">0</text:span><text:span text:style-name="T15"><text:tab/></text:span><text:span text:style-name="T15">1</text:span><text:span text:style-name="T15"><text:tab/></text:span><text:span text:style-name="T15">1</text:span></text:p>
              <text:p text:style-name="P16"><text:span text:style-name="T15">+</text:span><text:span text:style-name="T15"><text:tab/></text:span><text:span text:style-name="T15"><text:tab/></text:span><text:span text:style-name="T15">0</text:span><text:span text:style-name="T15"><text:tab/></text:span><text:span text:style-name="T15">0</text:span><text:span text:style-name="T15"><text:tab/></text:span><text:span text:style-name="T15">1</text:span></text:p>
              <text:p text:style-name="P16"><text:span text:style-name="T15">Sum</text:span><text:span text:style-name="T15"><text:tab/></text:span><text:span text:style-name="T15"><text:tab/></text:span><text:span text:style-name="T15"><text:tab/></text:span></text:p>
              <text:p text:style-name="P16"><text:span text:style-name="T15">Carry</text:span><text:span text:style-name="T15"><text:tab/></text:span><text:span text:style-name="T15"><text:tab/></text:span><text:span text:style-name="T1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layer="layout" svg:x1="2.328cm" svg:y1="13.547cm" svg:x2="11.43cm" svg:y2="13.547cm">
          <text:p/>
        </draw:line>
        <draw:line draw:style-name="gr2" draw:text-style-name="P17" draw:layer="layout" svg:x1="12.488cm" svg:y1="13.547cm" svg:x2="21.59cm" svg:y2="13.547cm">
          <text:p/>
        </draw:line>
        <draw:custom-shape draw:style-name="gr1" draw:text-style-name="P2" draw:id="id7" draw:layer="layout" svg:width="1.482cm" svg:height="2.822cm" svg:x="9.948cm" svg:y="13.547cm">
          <text:list text:style-name="L6">
            <text:list-header>
              <text:p text:style-name="P3">2</text:p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8" draw:layer="layout" svg:width="1.27cm" svg:height="1.27cm" svg:x="9.737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7" draw:id="id9" draw:layer="layout" svg:x1="9.947cm" svg:y1="15.239cm" svg:x2="8.042cm" svg:y2="11.006cm">
          <text:p/>
        </draw:line>
        <draw:custom-shape draw:style-name="gr1" draw:text-style-name="P2" draw:id="id10" draw:layer="layout" svg:width="1.481cm" svg:height="2.822cm" svg:x="7.197cm" svg:y="13.547cm">
          <text:list text:style-name="L6">
            <text:list-header>
              <text:p text:style-name="P3">6</text:p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11" draw:layer="layout" svg:width="1.27cm" svg:height="1.27cm" svg:x="7.197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7" draw:id="id12" draw:layer="layout" svg:x1="7.407cm" svg:y1="15.239cm" svg:x2="5.502cm" svg:y2="11.006cm">
          <text:p/>
        </draw:line>
        <draw:custom-shape draw:style-name="gr1" draw:text-style-name="P2" draw:id="id13" draw:layer="layout" svg:width="1.482cm" svg:height="2.822cm" svg:x="4.868cm" svg:y="13.547cm">
          <text:list text:style-name="L6">
            <text:list-header>
              <text:p text:style-name="P3">4</text:p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14" draw:layer="layout" svg:width="1.482cm" svg:height="2.822cm" svg:x="20.108cm" svg:y="13.547cm">
          <text:list text:style-name="L6">
            <text:list-header>
              <text:p text:style-name="P3">0</text:p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15" draw:layer="layout" svg:width="1.27cm" svg:height="1.27cm" svg:x="19.897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7" draw:id="id16" draw:layer="layout" svg:x1="20.107cm" svg:y1="15.239cm" svg:x2="18.202cm" svg:y2="11.006cm">
          <text:p/>
        </draw:line>
        <draw:custom-shape draw:style-name="gr1" draw:text-style-name="P2" draw:id="id17" draw:layer="layout" svg:width="1.482cm" svg:height="2.822cm" svg:x="17.568cm" svg:y="13.547cm">
          <text:list text:style-name="L6">
            <text:list-header>
              <text:p text:style-name="P3">0</text:p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18" draw:layer="layout" svg:width="1.27cm" svg:height="1.27cm" svg:x="17.357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7" draw:id="id19" draw:layer="layout" svg:x1="17.567cm" svg:y1="15.239cm" svg:x2="15.662cm" svg:y2="11.006cm">
          <text:p/>
        </draw:line>
        <draw:custom-shape draw:style-name="gr1" draw:text-style-name="P2" draw:id="id20" draw:layer="layout" svg:width="1.482cm" svg:height="2.822cm" svg:x="15.028cm" svg:y="13.547cm">
          <text:list text:style-name="L6">
            <text:list-header>
              <text:p text:style-name="P3">1</text:p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 smil:additive="base"/>
                  <anim:animate smil:dur="0.5s" smil:fill="hold" smil:targetElement="id1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 smil:additive="base"/>
                  <anim:animate smil:dur="0.5s" smil:fill="hold" smil:targetElement="id1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 smil:additive="base"/>
                  <anim:animate smil:dur="0.5s" smil:fill="hold" smil:targetElement="id14" smil:attributeName="y" smil:values="y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 smil:additive="base"/>
                  <anim:animate smil:dur="0.5s" smil:fill="hold" smil:targetElement="id17" smil:attributeName="y" smil:values="y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 smil:additive="base"/>
                  <anim:animate smil:dur="0.5s" smil:fill="hold" smil:targetElement="id20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nary Sums and Carri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Binary Sums and Carries</text:p>
              </text:list-header>
            </text:list>
          </draw:text-box>
        </draw:frame>
        <draw:frame presentation:style-name="pr8" draw:text-style-name="P2" draw:layer="layout" svg:width="23.495cm" svg:height="8.749cm" svg:x="1.481cm" svg:y="3.809cm" presentation:class="outline" presentation:user-transformed="true">
          <draw:text-box>
            <text:list text:style-name="L12">
              <text:list-item>
                <text:list>
                  <text:list-item>
                    <text:list>
                      <text:list-header>
                        <text:p text:style-name="P18"><text:tab/>a<text:tab/>b<text:tab/>Sum<text:tab/><text:tab/>a<text:tab/>b<text:tab/>Carry</text:p>
                        <text:p text:style-name="P18"><text:tab/>0<text:tab/>0<text:tab/>0<text:tab/><text:tab/>0<text:tab/>0<text:tab/>0</text:p>
                        <text:p text:style-name="P18"><text:tab/>0<text:tab/>1<text:tab/>1<text:tab/><text:tab/>0<text:tab/>1<text:tab/>0</text:p>
                        <text:p text:style-name="P18"><text:tab/>1<text:tab/>0<text:tab/>1<text:tab/><text:tab/>1<text:tab/>0<text:tab/>0</text:p>
                        <text:p text:style-name="P18"><text:tab/>1<text:tab/>1<text:tab/>0<text:tab/><text:tab/>1<text:tab/>1<text:tab/>1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2" draw:text-style-name="P17" draw:layer="layout" svg:x1="4.233cm" svg:y1="4.868cm" svg:x2="11.218cm" svg:y2="4.868cm">
          <text:p/>
        </draw:line>
        <draw:line draw:style-name="gr2" draw:text-style-name="P17" draw:layer="layout" svg:x1="13.97cm" svg:y1="4.868cm" svg:x2="20.955cm" svg:y2="4.868cm">
          <text:p/>
        </draw:line>
        <draw:custom-shape draw:style-name="gr1" draw:text-style-name="P2" draw:layer="layout" svg:width="2.752cm" svg:height="1.277cm" svg:x="6.35cm" svg:y="10.16cm">
          <text:list text:style-name="L6">
            <text:list-header>
              <text:p text:style-name="P3">XOR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175cm" svg:height="1.277cm" svg:x="16.298cm" svg:y="9.948cm">
          <text:list text:style-name="L6">
            <text:list-header>
              <text:p text:style-name="P3">AN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layer="layout" svg:x1="7.832cm" svg:y1="3.598cm" svg:x2="7.832cm" svg:y2="9.525cm">
          <text:p/>
        </draw:line>
        <draw:line draw:style-name="gr2" draw:text-style-name="P17" draw:layer="layout" svg:x1="17.992cm" svg:y1="3.598cm" svg:x2="17.992cm" svg:y2="9.525cm">
          <text:p/>
        </draw:line>
        <draw:custom-shape draw:style-name="gr1" draw:text-style-name="P2" draw:id="id30" draw:layer="layout" svg:width="13.546cm" svg:height="1.277cm" svg:x="4.657cm" svg:y="13.335cm">
          <text:list text:style-name="L13">
            <text:list-header>
              <text:p text:style-name="P19"><text:span text:style-name="T16"><text:tab/></text:span><text:span text:style-name="T16"> </text:span><text:span text:style-name="T16"><text:tab/></text:span><text:span text:style-name="T16">0100 0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29" draw:layer="layout" svg:width="13.97cm" svg:height="1.277cm" svg:x="4.657cm" svg:y="14.605cm">
          <text:list text:style-name="L13">
            <text:list-header>
              <text:p text:style-name="P19"><text:span text:style-name="T16"><text:tab/></text:span><text:span text:style-name="T16"> <text:s text:c="2"/></text:span><text:span text:style-name="T16">+ </text:span><text:span text:style-name="T16"><text:tab/></text:span><text:span text:style-name="T16">0110 0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28" draw:layer="layout" svg:width="7.62cm" svg:height="1.277cm" svg:x="7.832cm" svg:y="16.087cm">
          <text:list text:style-name="L13">
            <text:list-header>
              <text:p text:style-name="P20"><text:span text:style-name="T16"><text:s text:c="4"/></text:span><text:span text:style-name="T16">1010 1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id="id21" draw:layer="layout" svg:x1="8.89cm" svg:y1="15.875cm" svg:x2="14.393cm" svg:y2="15.875cm">
          <text:p/>
        </draw:line>
        <draw:line draw:style-name="gr5" draw:text-style-name="P17" draw:id="id22" draw:layer="layout" svg:x1="16.932cm" svg:y1="13.97cm" svg:x2="15.027cm" svg:y2="13.97cm">
          <text:p/>
        </draw:line>
        <draw:line draw:style-name="gr5" draw:text-style-name="P17" draw:id="id23" draw:layer="layout" svg:x1="16.932cm" svg:y1="15.028cm" svg:x2="15.027cm" svg:y2="15.028cm">
          <text:p/>
        </draw:line>
        <draw:line draw:style-name="gr5" draw:text-style-name="P17" draw:id="id24" draw:layer="layout" svg:x1="16.932cm" svg:y1="16.51cm" svg:x2="15.027cm" svg:y2="16.51cm">
          <text:p/>
        </draw:line>
        <draw:custom-shape draw:style-name="gr6" draw:text-style-name="P2" draw:id="id25" draw:layer="layout" svg:width="1.349cm" svg:height="1.277cm" svg:x="17.484cm" svg:y="13.123cm">
          <text:list text:style-name="L6">
            <text:list-header>
              <text:p text:style-name="P7">6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26" draw:layer="layout" svg:width="1.772cm" svg:height="1.277cm" svg:x="17.15cm" svg:y="14.393cm">
          <text:list text:style-name="L6">
            <text:list-header>
              <text:p text:style-name="P7">10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27" draw:layer="layout" svg:width="1.772cm" svg:height="1.277cm" svg:x="17.15cm" svg:y="15.875cm">
          <text:list text:style-name="L6">
            <text:list-header>
              <text:p text:style-name="P7">172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odulo Arithmetic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Modulo Arithmetic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Consider only numbers in a range</text:p>
              </text:list-item>
            </text:list>
            <text:list text:style-name="L4">
              <text:list-item>
                <text:list>
                  <text:list-item>
                    <text:p text:style-name="P10">E.g., five-digit car odometer: 0, 1, …, 99999</text:p>
                  </text:list-item>
                  <text:list-item>
                    <text:p text:style-name="P10">E.g., eight-bit numbers 0, 1, …, 255</text:p>
                  </text:list-item>
                </text:list>
              </text:list-item>
            </text:list>
            <text:list text:style-name="L3">
              <text:list-item>
                <text:p text:style-name="P3">Roll-over when you run out of space</text:p>
              </text:list-item>
            </text:list>
            <text:list text:style-name="L4">
              <text:list-item>
                <text:list>
                  <text:list-item>
                    <text:p text:style-name="P10">E.g., car odometer goes from 99999 to 0, 1, …</text:p>
                  </text:list-item>
                  <text:list-item>
                    <text:p text:style-name="P10">E.g., eight-bit number goes from 255 to 0, 1, …</text:p>
                  </text:list-item>
                </text:list>
              </text:list-item>
            </text:list>
            <text:list text:style-name="L3">
              <text:list-item>
                <text:p text:style-name="P3">Adding 2<text:span text:style-name="T17">n</text:span> doesn’t change the answer</text:p>
              </text:list-item>
            </text:list>
            <text:list text:style-name="L4">
              <text:list-item>
                <text:list>
                  <text:list-item>
                    <text:p text:style-name="P10">For eight-bit number, n=8 and 2<text:span text:style-name="T17">n</text:span>=256</text:p>
                  </text:list-item>
                  <text:list-item>
                    <text:p text:style-name="P10">E.g., (37 + 256) mod 256 is simply 37</text:p>
                  </text:list-item>
                </text:list>
              </text:list-item>
            </text:list>
            <text:list text:style-name="L3">
              <text:list-item>
                <text:p text:style-name="P3">This can help us do subtraction…</text:p>
              </text:list-item>
            </text:list>
            <text:list text:style-name="L4">
              <text:list-item>
                <text:list>
                  <text:list-item>
                    <text:p text:style-name="P10">Suppose you want to compute a – b</text:p>
                  </text:list-item>
                  <text:list-item>
                    <text:p text:style-name="P10">Note that this equals a + (256 -1 - b) + 1</text:p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One’s and Two’s Complemen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One’s and Two’s Complemen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2">One’s complement: flip every bi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E.g., b is 01000101 (i.e., 69 in base 10)</text:span></text:p>
                  </text:list-item>
                  <text:list-item>
                    <text:p text:style-name="P10"><text:span text:style-name="T12">One’s complement is 10111010</text:span></text:p>
                  </text:list-item>
                  <text:list-item>
                    <text:p text:style-name="P10"><text:span text:style-name="T12">That’s simply 255-69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Subtracting from 11111111 is easy (no carry needed!)</text:span></text:p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</text:list-item>
              <text:list-item>
                <text:p text:style-name="P3"><text:span text:style-name="T12">Two’s comple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Add 1 to the one’s complement</text:span></text:p>
                  </text:list-item>
                  <text:list-item>
                    <text:p text:style-name="P10"><text:span text:style-name="T12">E.g., (255 – 69) + 1 </text:span><text:span text:style-name="T14"></text:span><text:span text:style-name="T12"> 1011 1011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3.547cm" svg:height="1.277cm" svg:x="2.328cm" svg:y="10.372cm">
          <text:list text:style-name="L13">
            <text:list-header>
              <text:p text:style-name="P19"><text:span text:style-name="T16"><text:tab/></text:span><text:span text:style-name="T16"> <text:s text:c="2"/></text:span><text:span text:style-name="T16">- 0100 0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3.97cm" svg:height="1.277cm" svg:x="2.328cm" svg:y="9.525cm">
          <text:list text:style-name="L13">
            <text:list-header>
              <text:p text:style-name="P19"><text:span text:style-name="T18"><text:tab/></text:span><text:span text:style-name="T18"> <text:s text:c="3"/></text:span><text:span text:style-name="T18"><text:tab/></text:span><text:span text:style-name="T18">1111 11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layer="layout" svg:x1="6.773cm" svg:y1="11.642cm" svg:x2="12.277cm" svg:y2="11.642cm">
          <text:p/>
        </draw:line>
        <draw:custom-shape draw:style-name="gr1" draw:text-style-name="P2" draw:layer="layout" svg:width="13.97cm" svg:height="1.277cm" svg:x="2.328cm" svg:y="11.853cm">
          <text:list text:style-name="L13">
            <text:list-header>
              <text:p text:style-name="P19"><text:span text:style-name="T16"><text:tab/></text:span><text:span text:style-name="T16"> <text:s text:c="3"/></text:span><text:span text:style-name="T16"><text:tab/></text:span><text:span text:style-name="T16">1011 10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4.604cm" svg:y1="11.007cm" svg:x2="12.699cm" svg:y2="11.007cm">
          <text:p/>
        </draw:line>
        <draw:line draw:style-name="gr5" draw:text-style-name="P17" draw:layer="layout" svg:x1="14.604cm" svg:y1="12.277cm" svg:x2="12.699cm" svg:y2="12.277cm">
          <text:p/>
        </draw:line>
        <draw:custom-shape draw:style-name="gr6" draw:text-style-name="P2" draw:layer="layout" svg:width="0.925cm" svg:height="1.277cm" svg:x="14.822cm" svg:y="10.372cm">
          <text:list text:style-name="L6">
            <text:list-header>
              <text:p text:style-name="P7">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729cm" svg:height="1.277cm" svg:x="14.819cm" svg:y="11.642cm">
          <text:list text:style-name="L6">
            <text:list-header>
              <text:p text:style-name="P7">one’s complement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utting it All Togethe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Putting it All Together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2">Computing “a – b” for unsigned integer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Same as “a + 256 – b”</text:span></text:p>
                  </text:list-item>
                  <text:list-item>
                    <text:p text:style-name="P10"><text:span text:style-name="T12">Same as “a + (255 – b) + 1”</text:span></text:p>
                  </text:list-item>
                  <text:list-item>
                    <text:p text:style-name="P10"><text:span text:style-name="T12">Same as “a + onecomplement(b) + 1”</text:span></text:p>
                  </text:list-item>
                  <text:list-item>
                    <text:p text:style-name="P10"><text:span text:style-name="T12">Same as “a + twocomplement(b)”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Example: 172 – 69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The original number 69: <text:s text:c="2"/>0100 0101</text:span></text:p>
                  </text:list-item>
                  <text:list-item>
                    <text:p text:style-name="P10"><text:span text:style-name="T12">One’s complement of 69: 1011 1010 </text:span></text:p>
                  </text:list-item>
                  <text:list-item>
                    <text:p text:style-name="P10"><text:span text:style-name="T12">Two’s complement of 69: 1011 1011</text:span></text:p>
                  </text:list-item>
                  <text:list-item>
                    <text:p text:style-name="P10"><text:span text:style-name="T12">Add to the number 172: <text:s text:c="2"/>1010 1100</text:span></text:p>
                  </text:list-item>
                  <text:list-item>
                    <text:p text:style-name="P10"><text:span text:style-name="T12">The sum comes to: <text:s text:c="10"/>0110 0111</text:span></text:p>
                  </text:list-item>
                  <text:list-item>
                    <text:p text:style-name="P10"><text:span text:style-name="T12">Equals: 103 in base 10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3.547cm" svg:height="1.277cm" svg:x="12.7cm" svg:y="13.335cm">
          <text:list text:style-name="L13">
            <text:list-header>
              <text:p text:style-name="P19"><text:span text:style-name="T16"><text:tab/></text:span><text:span text:style-name="T16"> </text:span><text:span text:style-name="T16"><text:tab/></text:span><text:span text:style-name="T19">1010 1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3.97cm" svg:height="1.277cm" svg:x="12.7cm" svg:y="14.605cm">
          <text:list text:style-name="L13">
            <text:list-header>
              <text:p text:style-name="P19"><text:span text:style-name="T18"><text:tab/></text:span><text:span text:style-name="T18"> <text:s text:c="2"/></text:span><text:span text:style-name="T18">+ </text:span><text:span text:style-name="T18"><text:tab/></text:span><text:span text:style-name="T20">1011 1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7.62cm" svg:height="1.277cm" svg:x="15.875cm" svg:y="16.087cm">
          <text:list text:style-name="L13">
            <text:list-header>
              <text:p text:style-name="P20"><text:span text:style-name="T16"><text:s text:c="2"/></text:span><text:span text:style-name="T16">1 </text:span><text:span text:style-name="T19">0110 01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layer="layout" svg:x1="16.933cm" svg:y1="15.875cm" svg:x2="22.437cm" svg:y2="15.875cm">
          <text:p/>
        </draw:line>
        <presentation:notes draw:style-name="dp2">
          <draw:page-thumbnail draw:layer="layout" svg:width="13.428cm" svg:height="10.072cm" svg:x="3.545cm" svg:y="1.967cm" draw:page-number="1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igned Integer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Signed Integer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Sign-magnitude representation</text:p>
              </text:list-item>
            </text:list>
            <text:list text:style-name="L4">
              <text:list-item>
                <text:list>
                  <text:list-item>
                    <text:p text:style-name="P10">Use one bit to store the sign</text:p>
                    <text:list>
                      <text:list-item>
                        <text:p text:style-name="P10">Zero for positive number</text:p>
                      </text:list-item>
                      <text:list-item>
                        <text:p text:style-name="P10">One for negative number</text:p>
                      </text:list-item>
                    </text:list>
                  </text:list-item>
                  <text:list-item>
                    <text:p text:style-name="P10">Examples</text:p>
                    <text:list>
                      <text:list-item>
                        <text:p text:style-name="P10">E.g., 0010 1100 <text:span text:style-name="T21"></text:span> <text:s/>44</text:p>
                      </text:list-item>
                      <text:list-item>
                        <text:p text:style-name="P10">E.g., 1010 1100 <text:span text:style-name="T21"></text:span> -44</text:p>
                      </text:list-item>
                    </text:list>
                  </text:list-item>
                  <text:list-item>
                    <text:p text:style-name="P10">Hard to do arithmetic this way, so it is rarely used</text:p>
                  </text:list-item>
                </text:list>
              </text:list-item>
            </text:list>
            <text:list text:style-name="L3">
              <text:list-item>
                <text:p text:style-name="P3">Complement representation</text:p>
              </text:list-item>
            </text:list>
            <text:list text:style-name="L4">
              <text:list-item>
                <text:list>
                  <text:list-item>
                    <text:p text:style-name="P10">One’s complement</text:p>
                    <text:list>
                      <text:list-item>
                        <text:p text:style-name="P10">Flip every bit</text:p>
                      </text:list-item>
                      <text:list-item>
                        <text:p text:style-name="P10">E.g., 1101 0011 <text:span text:style-name="T21"></text:span> -44</text:p>
                      </text:list-item>
                    </text:list>
                  </text:list-item>
                  <text:list-item>
                    <text:p text:style-name="P10">Two’s complement</text:p>
                    <text:list>
                      <text:list-item>
                        <text:p text:style-name="P10">Flip every bit, then add 1</text:p>
                      </text:list-item>
                      <text:list-item>
                        <text:p text:style-name="P10">E.g., 1101 0100 <text:span text:style-name="T21"></text:span> -4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Overflow: Running Out of Room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Overflow: Running Out of Room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Adding two large integers together</text:p>
              </text:list-item>
            </text:list>
            <text:list text:style-name="L4">
              <text:list-item>
                <text:list>
                  <text:list-item>
                    <text:p text:style-name="P10">Sum might be too large to store in the number of bits allowed</text:p>
                  </text:list-item>
                  <text:list-item>
                    <text:p text:style-name="P10">What happens?</text:p>
                  </text:list-item>
                </text:list>
              </text:list-item>
            </text:list>
            <text:list text:style-name="L3">
              <text:list-item>
                <text:p text:style-name="P3">Unsigned numbers</text:p>
              </text:list-item>
            </text:list>
            <text:list text:style-name="L4">
              <text:list-item>
                <text:list>
                  <text:list-item>
                    <text:p text:style-name="P10">All arithmetic is “modulo” arithmetic</text:p>
                  </text:list-item>
                  <text:list-item>
                    <text:p text:style-name="P10">Sum would just wrap around</text:p>
                  </text:list-item>
                </text:list>
              </text:list-item>
            </text:list>
            <text:list text:style-name="L3">
              <text:list-item>
                <text:p text:style-name="P3">Signed integers</text:p>
              </text:list-item>
            </text:list>
            <text:list text:style-name="L4">
              <text:list-item>
                <text:list>
                  <text:list-item>
                    <text:p text:style-name="P10">Can get nonsense values</text:p>
                  </text:list-item>
                  <text:list-item>
                    <text:p text:style-name="P10">Example with 16-bit integers </text:p>
                    <text:list>
                      <text:list-item>
                        <text:p text:style-name="P10">Sum: 10000+20000+30000 </text:p>
                      </text:list-item>
                      <text:list-item>
                        <text:p text:style-name="P10">Result: -5536</text:p>
                      </text:list-item>
                    </text:list>
                  </text:list-item>
                  <text:list-item>
                    <text:p text:style-name="P10">In this case, fixable by using “long”…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twise Operators: AND and OR" draw:style-name="dp1" draw:master-page-name="Varsayılan" presentation:presentation-page-layout-name="AL3T3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<text:span text:style-name="T12">Bitwise Operators: AND and OR</text:span></text:p>
              </text:list-header>
            </text:list>
          </draw:text-box>
        </draw:frame>
        <draw:frame presentation:style-name="pr9" draw:text-style-name="P2" draw:layer="layout" svg:width="11.536cm" svg:height="8.043cm" svg:x="1.27cm" svg:y="3.386cm" presentation:class="outline" presentation:user-transformed="true">
          <draw:text-box>
            <text:list text:style-name="L3">
              <text:list-item>
                <text:p text:style-name="P8"><text:span text:style-name="T22">Bitwise AND (&amp;)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23"/></text:p>
                    <text:p text:style-name="P9"><text:span text:style-name="T23"/></text:p>
                    <text:p text:style-name="P9"><text:span text:style-name="T23"/></text:p>
                    <text:p text:style-name="P9"><text:span text:style-name="T23"/></text:p>
                    <text:p text:style-name="P9"><text:span text:style-name="T23"/></text:p>
                    <text:p text:style-name="P9"><text:span text:style-name="T23"/></text:p>
                  </text:list-header>
                  <text:list-item>
                    <text:p text:id="id31" text:style-name="P9"><text:span text:style-name="T23">Mod on the cheap!</text:span></text:p>
                    <text:list>
                      <text:list-item>
                        <text:p text:id="id32" text:style-name="P9"><text:span text:style-name="T23">E.g., h = 53 &amp; 15;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header>
                    <text:p text:style-name="P21"><text:span text:style-name="T24"/></text:p>
                    <text:p text:style-name="P21"><text:span text:style-name="T24"/></text:p>
                    <text:p text:style-name="P21"><text:span text:style-name="T24"/></text:p>
                    <text:p text:style-name="P21"><text:span text:style-name="T24"/></text:p>
                    <text:p text:style-name="P21"><text:span text:style-name="T24"/></text:p>
                    <text:p text:style-name="P21"><text:span text:style-name="T24"/></text:p>
                    <text:p text:style-name="P21"><text:span text:style-name="T24"/></text:p>
                  </text:list-header>
                </text:list>
              </text:list-item>
            </text:list>
            <text:list text:style-name="L1">
              <text:list-header>
                <text:p text:style-name="P22"><text:span text:style-name="T25"/></text:p>
              </text:list-header>
            </text:list>
          </draw:text-box>
        </draw:frame>
        <draw:frame presentation:style-name="pr10" draw:text-style-name="P2" draw:layer="layout" svg:width="11.535cm" svg:height="6.773cm" svg:x="14.287cm" svg:y="3.386cm" presentation:class="outline" presentation:user-transformed="true">
          <draw:text-box>
            <text:list text:style-name="L3">
              <text:list-item>
                <text:p text:id="id86" text:style-name="P8"><text:span text:style-name="T22">Bitwise OR (|)</text:span></text:p>
              </text:list-item>
            </text:list>
          </draw:text-box>
        </draw:frame>
        <draw:g>
          <draw:line draw:style-name="gr2" draw:text-style-name="P17" draw:layer="layout" svg:x1="4.868cm" svg:y1="5.079cm" svg:x2="4.868cm" svg:y2="8.889cm">
            <text:p/>
          </draw:line>
          <draw:line draw:style-name="gr2" draw:text-style-name="P17" draw:layer="layout" svg:x1="3.81cm" svg:y1="6.138cm" svg:x2="7.62cm" svg:y2="6.138cm">
            <text:p/>
          </draw:line>
          <draw:custom-shape draw:style-name="gr6" draw:text-style-name="P2" draw:layer="layout" svg:width="1.158cm" svg:height="1.277cm" svg:x="3.815cm" svg:y="4.868cm">
            <text:list text:style-name="L6">
              <text:list-header>
                <text:p text:style-name="P7">&amp;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3.815cm" svg:y="6.138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935cm" svg:height="1.277cm" svg:x="3.81cm" svg:y="7.619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5.297cm" svg:y="4.868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6.478cm" svg:y="4.868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5.297cm" svg:y="6.138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6.478cm" svg:y="6.138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5.297cm" svg:y="7.619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6.478cm" svg:y="7.619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85">
          <draw:line draw:style-name="gr2" draw:text-style-name="P17" draw:layer="layout" svg:x1="17.568cm" svg:y1="5.08cm" svg:x2="17.568cm" svg:y2="8.89cm">
            <text:p/>
          </draw:line>
          <draw:line draw:style-name="gr2" draw:text-style-name="P17" draw:layer="layout" svg:x1="16.51cm" svg:y1="6.139cm" svg:x2="20.32cm" svg:y2="6.139cm">
            <text:p/>
          </draw:line>
          <draw:custom-shape draw:style-name="gr6" draw:text-style-name="P2" draw:layer="layout" svg:width="0.684cm" svg:height="1.277cm" svg:x="16.727cm" svg:y="4.657cm">
            <text:list text:style-name="L6">
              <text:list-header>
                <text:p text:style-name="P7"><text:span text:style-name="T26">|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16.515cm" svg:y="6.139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935cm" svg:height="1.277cm" svg:x="16.51cm" svg:y="7.62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17.996cm" svg:y="4.869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19.178cm" svg:y="4.869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17.996cm" svg:y="6.139cm">
            <text:list text:style-name="L6">
              <text:list-header>
                <text:p text:style-name="P7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19.178cm" svg:y="6.139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17.996cm" svg:y="7.62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25cm" svg:height="1.277cm" svg:x="19.178cm" svg:y="7.62cm">
            <text:list text:style-name="L6">
              <text:list-header>
                <text:p text:style-name="P7">1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id="id33" draw:layer="layout" svg:width="0.846cm" svg:height="1.058cm" svg:x="3.387cm" svg:y="12.2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34" draw:layer="layout" svg:width="0.847cm" svg:height="1.058cm" svg:x="4.233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35" draw:layer="layout" svg:width="0.925cm" svg:height="1.277cm" svg:x="3.392cm" svg:y="12.065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36" draw:layer="layout" svg:width="0.925cm" svg:height="1.277cm" svg:x="4.238cm" svg:y="12.065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37" draw:layer="layout" svg:width="0.847cm" svg:height="1.058cm" svg:x="5.08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38" draw:layer="layout" svg:width="0.925cm" svg:height="1.277cm" svg:x="5.085cm" svg:y="12.065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39" draw:layer="layout" svg:width="0.846cm" svg:height="1.058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40" draw:layer="layout" svg:width="0.925cm" svg:height="1.277cm" svg:x="5.932cm" svg:y="12.065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1" draw:layer="layout" svg:width="0.847cm" svg:height="1.058cm" svg:x="6.773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42" draw:layer="layout" svg:width="0.925cm" svg:height="1.277cm" svg:x="6.778cm" svg:y="12.065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3" draw:layer="layout" svg:width="0.847cm" svg:height="1.058cm" svg:x="7.62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44" draw:layer="layout" svg:width="0.925cm" svg:height="1.277cm" svg:x="7.625cm" svg:y="12.065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5" draw:layer="layout" svg:width="0.846cm" svg:height="1.058cm" svg:x="8.467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46" draw:layer="layout" svg:width="0.925cm" svg:height="1.277cm" svg:x="8.472cm" svg:y="12.065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7" draw:layer="layout" svg:width="0.847cm" svg:height="1.058cm" svg:x="9.313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48" draw:layer="layout" svg:width="0.925cm" svg:height="1.277cm" svg:x="9.318cm" svg:y="12.065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50" draw:layer="layout" svg:width="0.846cm" svg:height="1.058cm" svg:x="3.387cm" svg:y="14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51" draw:layer="layout" svg:width="0.847cm" svg:height="1.058cm" svg:x="4.233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52" draw:layer="layout" svg:width="0.925cm" svg:height="1.277cm" svg:x="3.392cm" svg:y="13.97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53" draw:layer="layout" svg:width="0.925cm" svg:height="1.277cm" svg:x="4.238cm" svg:y="13.97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54" draw:layer="layout" svg:width="0.847cm" svg:height="1.058cm" svg:x="5.08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55" draw:layer="layout" svg:width="0.925cm" svg:height="1.277cm" svg:x="5.085cm" svg:y="13.97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56" draw:layer="layout" svg:width="0.846cm" svg:height="1.058cm" svg:x="5.927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57" draw:layer="layout" svg:width="0.925cm" svg:height="1.277cm" svg:x="5.932cm" svg:y="13.97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58" draw:layer="layout" svg:width="0.847cm" svg:height="1.058cm" svg:x="6.773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59" draw:layer="layout" svg:width="0.925cm" svg:height="1.277cm" svg:x="6.778cm" svg:y="13.97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0" draw:layer="layout" svg:width="0.847cm" svg:height="1.058cm" svg:x="7.62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61" draw:layer="layout" svg:width="0.925cm" svg:height="1.277cm" svg:x="7.625cm" svg:y="13.97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2" draw:layer="layout" svg:width="0.846cm" svg:height="1.058cm" svg:x="8.467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63" draw:layer="layout" svg:width="0.925cm" svg:height="1.277cm" svg:x="8.472cm" svg:y="13.97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4" draw:layer="layout" svg:width="0.847cm" svg:height="1.058cm" svg:x="9.313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65" draw:layer="layout" svg:width="0.925cm" svg:height="1.277cm" svg:x="9.318cm" svg:y="13.97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49" draw:layer="layout" svg:width="1.349cm" svg:height="1.277cm" svg:x="1.799cm" svg:y="12.065cm">
          <text:list text:style-name="L6">
            <text:list-header>
              <text:p text:style-name="P7">5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66" draw:layer="layout" svg:width="2.217cm" svg:height="1.277cm" svg:x="0.953cm" svg:y="13.97cm">
          <text:list text:style-name="L6">
            <text:list-header>
              <text:p text:style-name="P7">&amp; 15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id="id67" draw:layer="layout" svg:x1="1.693cm" svg:y1="15.875cm" svg:x2="11.642cm" svg:y2="15.875cm">
          <text:p/>
        </draw:line>
        <draw:custom-shape draw:style-name="gr8" draw:text-style-name="P2" draw:id="id68" draw:layer="layout" svg:width="0.846cm" svg:height="1.058cm" svg:x="3.387cm" svg:y="16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69" draw:layer="layout" svg:width="0.847cm" svg:height="1.058cm" svg:x="4.233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70" draw:layer="layout" svg:width="0.925cm" svg:height="1.277cm" svg:x="3.392cm" svg:y="16.51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71" draw:layer="layout" svg:width="0.925cm" svg:height="1.277cm" svg:x="4.238cm" svg:y="16.51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72" draw:layer="layout" svg:width="0.847cm" svg:height="1.058cm" svg:x="5.08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73" draw:layer="layout" svg:width="0.925cm" svg:height="1.277cm" svg:x="5.085cm" svg:y="16.51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74" draw:layer="layout" svg:width="0.846cm" svg:height="1.058cm" svg:x="5.927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75" draw:layer="layout" svg:width="0.925cm" svg:height="1.277cm" svg:x="5.932cm" svg:y="16.51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76" draw:layer="layout" svg:width="0.847cm" svg:height="1.058cm" svg:x="6.773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77" draw:layer="layout" svg:width="0.925cm" svg:height="1.277cm" svg:x="6.778cm" svg:y="16.51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78" draw:layer="layout" svg:width="0.847cm" svg:height="1.058cm" svg:x="7.62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79" draw:layer="layout" svg:width="0.925cm" svg:height="1.277cm" svg:x="7.625cm" svg:y="16.51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80" draw:layer="layout" svg:width="0.846cm" svg:height="1.058cm" svg:x="8.467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81" draw:layer="layout" svg:width="0.925cm" svg:height="1.277cm" svg:x="8.472cm" svg:y="16.51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82" draw:layer="layout" svg:width="0.847cm" svg:height="1.058cm" svg:x="9.313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83" draw:layer="layout" svg:width="0.925cm" svg:height="1.277cm" svg:x="9.318cm" svg:y="16.51cm">
          <text:list text:style-name="L15">
            <text:list-header>
              <text:p text:style-name="P7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84" draw:layer="layout" svg:width="0.925cm" svg:height="1.277cm" svg:x="2.122cm" svg:y="16.51cm">
          <text:list text:style-name="L6">
            <text:list-header>
              <text:p text:style-name="P7">5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1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twise Operators: Not and XO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Bitwise Operators: Not and XOR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23"><text:span text:style-name="T5">One’s complement (~)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27">Turns 0 to 1, and 1 to 0</text:span></text:p>
                  </text:list-item>
                  <text:list-item>
                    <text:p text:style-name="P24"><text:span text:style-name="T27">E.g., set last three bits to 0</text:span></text:p>
                    <text:list>
                      <text:list-item>
                        <text:p text:style-name="P24"><text:span text:style-name="T27">x = x &amp; ~7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XOR (^)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27">0 if both bits are the same</text:span></text:p>
                  </text:list-item>
                  <text:list-item>
                    <text:p text:style-name="P24"><text:span text:style-name="T27">1 if the two bits are different</text:span></text:p>
                  </text:list-item>
                </text:list>
              </text:list-item>
            </text:list>
          </draw:text-box>
        </draw:frame>
        <draw:line draw:style-name="gr2" draw:text-style-name="P17" draw:layer="layout" svg:x1="6.562cm" svg:y1="13.335cm" svg:x2="6.562cm" svg:y2="17.145cm">
          <text:p/>
        </draw:line>
        <draw:line draw:style-name="gr2" draw:text-style-name="P17" draw:layer="layout" svg:x1="5.503cm" svg:y1="14.393cm" svg:x2="9.313cm" svg:y2="14.393cm">
          <text:p/>
        </draw:line>
        <draw:custom-shape draw:style-name="gr6" draw:text-style-name="P2" draw:layer="layout" svg:width="0.993cm" svg:height="1.277cm" svg:x="5.509cm" svg:y="12.912cm">
          <text:list text:style-name="L6">
            <text:list-header>
              <text:p text:style-name="P7"><text:span text:style-name="T26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5.508cm" svg:y="14.39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935cm" svg:height="1.277cm" svg:x="5.503cm" svg:y="15.875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6.99cm" svg:y="13.12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8.172cm" svg:y="13.123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6.99cm" svg:y="14.39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8.172cm" svg:y="14.393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6.99cm" svg:y="15.875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8.172cm" svg:y="15.875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twise Operators: Shift Left/Righ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Bitwise Operators: Shift Left/Right</text:p>
              </text:list-header>
            </text:list>
          </draw:text-box>
        </draw:frame>
        <draw:frame presentation:style-name="pr11" draw:text-style-name="P2" draw:layer="layout" svg:width="23.495cm" svg:height="11.43cm" svg:x="1.269cm" svg:y="3.387cm" presentation:class="outline" presentation:user-transformed="true">
          <draw:text-box>
            <text:list text:style-name="L3">
              <text:list-item>
                <text:p text:style-name="P3">Shift left (&lt;&lt;): Multiply by powers of 2</text:p>
              </text:list-item>
            </text:list>
            <text:list text:style-name="L4">
              <text:list-item>
                <text:list>
                  <text:list-item>
                    <text:p text:style-name="P10">Shift some # of bits to the left, filling the blanks with 0</text:p>
                    <text:p text:style-name="P10"/>
                    <text:p text:style-name="P10"/>
                    <text:p text:style-name="P10"/>
                    <text:p text:style-name="P10"/>
                  </text:list-item>
                </text:list>
              </text:list-item>
            </text:list>
            <text:list text:style-name="L3">
              <text:list-item>
                <text:p text:style-name="P3">Shift right (&gt;&gt;): Divide by powers of 2</text:p>
              </text:list-item>
            </text:list>
            <text:list text:style-name="L4">
              <text:list-item>
                <text:list>
                  <text:list-item>
                    <text:p text:style-name="P10">Shift some # of bits to the right</text:p>
                    <text:list>
                      <text:list-item>
                        <text:p text:style-name="P10">For unsigned integer, fill in blanks with 0</text:p>
                      </text:list-item>
                      <text:list-item>
                        <text:p text:style-name="P10">What about signed integers? Varies across machines…</text:p>
                        <text:list>
                          <text:list-item>
                            <text:p text:style-name="P10">Can vary from one machine to another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2" draw:layer="layout" svg:width="0.847cm" svg:height="1.058cm" svg:x="7.955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6cm" svg:height="1.058cm" svg:x="8.802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7.96cm" svg:y="6.138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8.807cm" svg:y="6.138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9.648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9.653cm" svg:y="6.138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0.495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0.5cm" svg:y="6.138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8cm" svg:x="11.342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1.347cm" svg:y="6.138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2.188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2.193cm" svg:y="6.138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3.035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04cm" svg:y="6.138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8cm" svg:x="13.882cm" svg:y="6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887cm" svg:y="6.138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349cm" svg:height="1.277cm" svg:x="6.367cm" svg:y="6.138cm">
          <text:list text:style-name="L6">
            <text:list-header>
              <text:p text:style-name="P7">5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7.942cm" svg:y="8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6cm" svg:height="1.059cm" svg:x="8.789cm" svg:y="8.0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7.947cm" svg:y="7.832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8.793cm" svg:y="7.832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9.635cm" svg:y="8.0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9.64cm" svg:y="7.832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0.482cm" svg:y="8.0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0.487cm" svg:y="7.832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9cm" svg:x="11.329cm" svg:y="8.0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1.333cm" svg:y="7.832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2.175cm" svg:y="8.0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2.18cm" svg:y="7.832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3.022cm" svg:y="8.0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027cm" svg:y="7.832cm">
          <text:list text:style-name="L15">
            <text:list-header>
              <text:p text:style-name="P7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9cm" svg:x="13.869cm" svg:y="8.0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873cm" svg:y="7.832cm">
          <text:list text:style-name="L15">
            <text:list-header>
              <text:p text:style-name="P7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729cm" svg:height="1.277cm" svg:x="4.87cm" svg:y="7.832cm">
          <text:list text:style-name="L6">
            <text:list-header>
              <text:p text:style-name="P7">53&lt;&lt;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7.955cm" svg:y="15.4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6cm" svg:height="1.058cm" svg:x="8.802cm" svg:y="15.4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7.96cm" svg:y="15.24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8.807cm" svg:y="15.24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9.648cm" svg:y="15.4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9.653cm" svg:y="15.24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0.495cm" svg:y="15.4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0.5cm" svg:y="15.24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8cm" svg:x="11.342cm" svg:y="15.4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1.347cm" svg:y="15.24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2.188cm" svg:y="15.4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2.193cm" svg:y="15.24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3.035cm" svg:y="15.4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04cm" svg:y="15.24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8cm" svg:x="13.882cm" svg:y="15.4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887cm" svg:y="15.24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349cm" svg:height="1.277cm" svg:x="6.367cm" svg:y="15.24cm">
          <text:list text:style-name="L6">
            <text:list-header>
              <text:p text:style-name="P7">5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7.942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6cm" svg:height="1.058cm" svg:x="8.789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7.947cm" svg:y="16.93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25cm" svg:height="1.277cm" svg:x="8.793cm" svg:y="16.93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9.635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9.64cm" svg:y="16.93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0.482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0.487cm" svg:y="16.93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8cm" svg:x="11.329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1.333cm" svg:y="16.933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2.175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2.18cm" svg:y="16.933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8cm" svg:x="13.022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027cm" svg:y="16.933cm">
          <text:list text:style-name="L6">
            <text:list-header>
              <text:p text:style-name="P7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8cm" svg:x="13.869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25cm" svg:height="1.277cm" svg:x="13.873cm" svg:y="16.933cm">
          <text:list text:style-name="L6">
            <text:list-header>
              <text:p text:style-name="P7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729cm" svg:height="1.277cm" svg:x="4.87cm" svg:y="16.933cm">
          <text:list text:style-name="L6">
            <text:list-header>
              <text:p text:style-name="P7">53&gt;&gt;2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unt Number of 1s in an Intege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Count Number of 1s in an Integer</text:p>
              </text:list-header>
            </text:list>
          </draw:text-box>
        </draw:frame>
        <draw:frame presentation:style-name="pr12" draw:text-style-name="P2" draw:layer="layout" svg:width="23.495cm" svg:height="6.35cm" svg:x="1.269cm" svg:y="3.387cm" presentation:class="outline" presentation:user-transformed="true">
          <draw:text-box>
            <text:list text:style-name="L3">
              <text:list-item>
                <text:p text:style-name="P8"><text:span text:style-name="T12">Function bitcount(unsigned x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Input: unsigned integer</text:span></text:p>
                  </text:list-item>
                  <text:list-item>
                    <text:p text:style-name="P9"><text:span text:style-name="T12">Output: number of bits set to 1 in the binary representation of 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Main ide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Isolate the last bit and see if it is equal to 1</text:span></text:p>
                  </text:list-item>
                  <text:list-item>
                    <text:p text:style-name="P9"><text:span text:style-name="T12">Shift to the right by one bit, and repeat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2"/></text:p>
              </text:list-header>
            </text:list>
          </draw:text-box>
        </draw:frame>
        <draw:custom-shape draw:style-name="gr9" draw:text-style-name="P2" draw:layer="layout" svg:width="19.05cm" svg:height="8.89cm" svg:x="3.175cm" svg:y="9.525cm">
          <text:list text:style-name="L13">
            <text:list-header>
              <text:p text:style-name="P25"><text:span text:style-name="T28">int bitcount(unsigned </text:span><text:span text:style-name="T29">x</text:span><text:span text:style-name="T28">) {</text:span></text:p>
              <text:p text:style-name="P25"><text:span text:style-name="T28"><text:s text:c="3"/></text:span><text:span text:style-name="T28">int b;</text:span></text:p>
              <text:p text:style-name="P25"><text:span text:style-name="T28"><text:s text:c="3"/></text:span><text:span text:style-name="T28">for (b=0; </text:span><text:span text:style-name="T29">x!=0</text:span><text:span text:style-name="T28">; </text:span><text:span text:style-name="T29">x &gt;&gt;= 1</text:span><text:span text:style-name="T28">) </text:span></text:p>
              <text:p text:style-name="P25"><text:span text:style-name="T28"><text:s text:c="6"/></text:span><text:span text:style-name="T28">if (</text:span><text:span text:style-name="T29">x &amp; 01</text:span><text:span text:style-name="T28">)</text:span></text:p>
              <text:p text:style-name="P25"><text:span text:style-name="T28"><text:s text:c="9"/></text:span><text:span text:style-name="T28">b++;</text:span></text:p>
              <text:p text:style-name="P25"><text:span text:style-name="T28"><text:s text:c="3"/></text:span><text:span text:style-name="T28">return b;</text:span></text:p>
              <text:p text:style-name="P26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XOR Encryp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XOR Encrypt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2">Program to encrypt text with a ke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Input: original text in stdin</text:span></text:p>
                  </text:list-item>
                  <text:list-item>
                    <text:p text:style-name="P10"><text:span text:style-name="T12">Output: encrypted text in stdou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Use the same program to decrypt text with a ke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Input: encrypted text in stdin</text:span></text:p>
                  </text:list-item>
                  <text:list-item>
                    <text:p text:style-name="P10"><text:span text:style-name="T12">Output: original text in stdou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Basic ide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Start with a key, some 8-bit number (e.g., 0110 0111)</text:span></text:p>
                  </text:list-item>
                  <text:list-item>
                    <text:p text:style-name="P10"><text:span text:style-name="T12">Do an operation that can be inverted</text:span></text:p>
                    <text:list>
                      <text:list-item>
                        <text:p text:style-name="P10"><text:span text:style-name="T12">E.g., XOR each character with the 8-bit number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27"><text:span text:style-name="T1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0"><text:span text:style-name="T12"/></text:p>
                    <text:p text:style-name="P10"><text:span text:style-name="T12"/></text:p>
                    <text:p text:style-name="P10"><text:span text:style-name="T12"/></text:p>
                  </text:list-header>
                </text:list>
              </text:list-item>
            </text:list>
          </draw:text-box>
        </draw:frame>
        <draw:custom-shape draw:style-name="gr1" draw:text-style-name="P2" draw:layer="layout" svg:width="13.547cm" svg:height="1.277cm" svg:x="-0.847cm" svg:y="14.393cm">
          <text:list text:style-name="L13">
            <text:list-header>
              <text:p text:style-name="P19"><text:span text:style-name="T16"><text:tab/></text:span><text:span text:style-name="T16"> </text:span><text:span text:style-name="T16"><text:tab/></text:span><text:span text:style-name="T19">0100 0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3.97cm" svg:height="1.277cm" svg:x="-0.847cm" svg:y="15.663cm">
          <text:list text:style-name="L13">
            <text:list-header>
              <text:p text:style-name="P19"><text:span text:style-name="T16"><text:tab/></text:span><text:span text:style-name="T16"> <text:s text:c="2"/></text:span><text:span text:style-name="T16">^ </text:span><text:span text:style-name="T16"><text:tab/></text:span><text:span text:style-name="T16">0110 0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7.62cm" svg:height="1.277cm" svg:x="2.328cm" svg:y="17.145cm">
          <text:list text:style-name="L16">
            <text:list-header>
              <text:p text:style-name="P20"><text:span text:style-name="T30"><text:s text:c="4"/></text:span><text:span text:style-name="T30">0010 00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layer="layout" svg:x1="3.387cm" svg:y1="16.933cm" svg:x2="8.89cm" svg:y2="16.933cm">
          <text:p/>
        </draw:line>
        <draw:custom-shape draw:style-name="gr1" draw:text-style-name="P2" draw:layer="layout" svg:width="7.62cm" svg:height="1.277cm" svg:x="13.123cm" svg:y="14.605cm">
          <text:list text:style-name="L16">
            <text:list-header>
              <text:p text:style-name="P20"><text:span text:style-name="T30"><text:s text:c="4"/></text:span><text:span text:style-name="T30">0010 0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3.97cm" svg:height="1.277cm" svg:x="10.16cm" svg:y="15.663cm">
          <text:list text:style-name="L13">
            <text:list-header>
              <text:p text:style-name="P19"><text:span text:style-name="T16"><text:tab/></text:span><text:span text:style-name="T16"> <text:s text:c="2"/></text:span><text:span text:style-name="T16">^ </text:span><text:span text:style-name="T16"><text:tab/></text:span><text:span text:style-name="T16">0110 01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17" draw:layer="layout" svg:x1="14.605cm" svg:y1="16.933cm" svg:x2="20.108cm" svg:y2="16.933cm">
          <text:p/>
        </draw:line>
        <draw:custom-shape draw:style-name="gr1" draw:text-style-name="P2" draw:layer="layout" svg:width="13.547cm" svg:height="1.277cm" svg:x="10.16cm" svg:y="17.145cm">
          <text:list text:style-name="L13">
            <text:list-header>
              <text:p text:style-name="P19"><text:span text:style-name="T16"><text:tab/></text:span><text:span text:style-name="T16"> </text:span><text:span text:style-name="T16"><text:tab/></text:span><text:span text:style-name="T19">0100 010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XOR Encryption, Continued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XOR Encryption, Continued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2">But, we have a problem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Some characters are control characters</text:span></text:p>
                  </text:list-item>
                  <text:list-item>
                    <text:p text:style-name="P10"><text:span text:style-name="T12">These characters don’t prin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So, let’s play it saf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If the encrypted character would be a control character</text:span></text:p>
                  </text:list-item>
                  <text:list-item>
                    <text:p text:style-name="P10"><text:span text:style-name="T12">… </text:span><text:span text:style-name="T12">just print the original, unencrypted character</text:span></text:p>
                  </text:list-item>
                  <text:list-item>
                    <text:p text:style-name="P10"><text:span text:style-name="T12">Note: the same thing will happen when decrypting, so we’re oka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C function </text:span><text:span text:style-name="T31">iscntrl(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Returns true if the character is a control charac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XOR Encryption, C Cod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XOR Encryption, C Code</text:p>
              </text:list-header>
            </text:list>
          </draw:text-box>
        </draw:frame>
        <draw:custom-shape draw:style-name="gr9" draw:text-style-name="P2" draw:layer="layout" svg:width="22.437cm" svg:height="14.817cm" svg:x="1.693cm" svg:y="3.598cm">
          <text:list text:style-name="L17">
            <text:list-header>
              <text:p text:style-name="P28"><text:span text:style-name="T29">#define KEY ‘&amp;’</text:span></text:p>
            </text:list-header>
          </text:list>
          <text:list text:style-name="L13">
            <text:list-header>
              <text:p text:style-name="P28"><text:span text:style-name="T28">int main() {</text:span></text:p>
              <text:p text:style-name="P28"><text:span text:style-name="T28"><text:s text:c="3"/></text:span><text:span text:style-name="T28">int orig_char, new_char;</text:span></text:p>
              <text:p text:style-name="P28"><text:span text:style-name="T28"/></text:p>
              <text:p text:style-name="P28"><text:span text:style-name="T28"><text:s text:c="3"/></text:span><text:span text:style-name="T32">while ((orig_char = getchar()) != EOF) {</text:span></text:p>
              <text:p text:style-name="P28"><text:span text:style-name="T28"><text:s text:c="6"/></text:span><text:span text:style-name="T29">new_char = orig_char ^ KEY;</text:span></text:p>
              <text:p text:style-name="P28"><text:span text:style-name="T28"><text:s text:c="6"/></text:span><text:span text:style-name="T28">if (iscntrl(new_char))</text:span></text:p>
              <text:p text:style-name="P28"><text:span text:style-name="T28"><text:s text:c="9"/></text:span><text:span text:style-name="T28">putchar(orig_char);</text:span></text:p>
              <text:p text:style-name="P28"><text:span text:style-name="T28"><text:s text:c="6"/></text:span><text:span text:style-name="T28">else</text:span></text:p>
              <text:p text:style-name="P28"><text:span text:style-name="T28"><text:s text:c="9"/></text:span><text:span text:style-name="T28">putchar(new_char);</text:span></text:p>
              <text:p text:style-name="P26"><text:span text:style-name="T28"><text:s text:c="3"/></text:span><text:span text:style-name="T32">}</text:span></text:p>
              <text:p text:style-name="P28"><text:span text:style-name="T28"><text:s text:c="3"/></text:span><text:span text:style-name="T28">return 0;</text:span></text:p>
              <text:p text:style-name="P29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nclus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Conclus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Computer represents everything in binary</text:p>
              </text:list-item>
            </text:list>
            <text:list text:style-name="L4">
              <text:list-item>
                <text:list>
                  <text:list-item>
                    <text:p text:style-name="P10">Integers, floating-point numbers, characters, addresses, …</text:p>
                  </text:list-item>
                  <text:list-item>
                    <text:p text:style-name="P10">Pixels, sounds, colors, etc.</text:p>
                  </text:list-item>
                </text:list>
              </text:list-item>
            </text:list>
            <text:list text:style-name="L3">
              <text:list-item>
                <text:p text:style-name="P3">Binary arithmetic through logic operations</text:p>
              </text:list-item>
            </text:list>
            <text:list text:style-name="L4">
              <text:list-item>
                <text:list>
                  <text:list-item>
                    <text:p text:style-name="P10">Sum (XOR) and Carry (AND)</text:p>
                  </text:list-item>
                  <text:list-item>
                    <text:p text:style-name="P10">Two’s complement for subtraction</text:p>
                  </text:list-item>
                </text:list>
              </text:list-item>
            </text:list>
            <text:list text:style-name="L3">
              <text:list-item>
                <text:p text:style-name="P3">Binary operations in C</text:p>
              </text:list-item>
            </text:list>
            <text:list text:style-name="L4">
              <text:list-item>
                <text:list>
                  <text:list-item>
                    <text:p text:style-name="P10">AND, OR, NOT, and XOR</text:p>
                  </text:list-item>
                  <text:list-item>
                    <text:p text:style-name="P10">Shift left and shift right</text:p>
                  </text:list-item>
                  <text:list-item>
                    <text:p text:style-name="P10">Useful for efficient and concise code, though sometimes cryptic</text:p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Next Week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7">Next Week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2">Canceling second precep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Monday/Tuesday precept as usual</text:span></text:p>
                  </text:list-item>
                  <text:list-item>
                    <text:p text:style-name="P10"><text:span text:style-name="T12">Canceling the Wednesday/Thursday precept due to midterm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Monday lecture tim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Review for the midterm exam</text:span></text:p>
                  </text:list-item>
                  <text:list-item>
                    <text:p text:style-name="P10"><text:span text:style-name="T12">Come with questions in tow!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Wednesday lecture tim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Midterm exam</text:span></text:p>
                  </text:list-item>
                  <text:list-item>
                    <text:p text:style-name="P10"><text:span text:style-name="T12">Open book and open notes</text:span></text:p>
                  </text:list-item>
                  <text:list-item>
                    <text:p text:style-name="P10"><text:span text:style-name="T12">Practice exams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9" draw:display-name="msArrowOpenEnd 9" svg:viewBox="0 0 426 426" svg:d="m213 0 213 388-64 38-149-273-149 273-64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graphic-properties>
        <text:list-style style:name="Başlık1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3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draw:style-name="Mg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draw:style-name="Mg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draw:style-name="Mg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3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presentation:style-name="Mpr4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5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presentation:style-name="Mpr6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Jennifer Rexford</dc:creator>
    <dc:date>2008-03-05T07:09:39</dc:date>
    <meta:editing-cycles>186</meta:editing-cycles>
    <meta:editing-duration>PT342H32M59S</meta:editing-duration>
    <meta:document-statistic meta:object-count="344"/>
    <meta:generator>OpenOffice.org/3.2$Linux OpenOffice.org_project/320m19$Build-9505</meta:generator>
  </office:meta>
</office:document-meta>
</file>